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80000010EF242FA39D3B03E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Looped Lao Regular" svg:font-family="'Noto Looped Lao Regular'" style:font-pitch="variable"/>
    <style:font-face style:name="Noto Looped Lao Regular1" svg:font-family="'Noto Looped Lao Regular'" style:font-adornments="Bold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5.148cm" fo:min-width="0.13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9.272cm" fo:min-width="0.13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6.103cm" fo:min-width="0.13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779cm" fo:min-width="1.24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337cm" fo:min-width="3.94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49cm" fo:min-width="0.13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11cm" fo:min-width="0.596cm"/>
    </style:style>
    <style:style style:name="gr8" style:family="graphic" style:parent-style-name="standard">
      <style:graphic-properties svg:stroke-width="0.356cm" svg:stroke-color="#000000" draw:marker-start-width="0.737cm" draw:marker-end-width="0.737cm" draw:stroke-linejoin="miter" draw:fill-color="#ffffff" draw:textarea-horizontal-align="justify" draw:textarea-vertical-align="middle" draw:auto-grow-height="false" fo:min-height="0.304cm" fo:min-width="1.894cm" fo:padding-top="0.303cm" fo:padding-bottom="0.303cm" fo:padding-left="0.428cm" fo:padding-right="0.42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7.376cm" fo:min-width="0.135cm"/>
    </style:style>
    <style:style style:name="gr10" style:family="graphic" style:parent-style-name="objectwithoutfill">
      <style:graphic-properties svg:stroke-width="0.762cm" svg:stroke-color="#000000" draw:marker-start-width="1.346cm" draw:marker-end-width="1.346cm" draw:fill="none" draw:fill-color="#000000" draw:textarea-vertical-align="middle" fo:padding-top="0.506cm" fo:padding-bottom="0.506cm" fo:padding-left="0.631cm" fo:padding-right="0.63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7.376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126cm" fo:min-width="4.26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048cm" fo:min-width="0.13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3.131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4.195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977cm" fo:min-width="0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905cm" fo:min-width="0cm"/>
    </style:style>
    <style:style style:name="gr18" style:family="graphic" style:parent-style-name="objectwithoutfill">
      <style:graphic-properties svg:stroke-width="0.102cm" svg:stroke-color="#000000" draw:marker-start-width="0.356cm" draw:marker-end-width="0.356cm" draw:fill="none" draw:fill-color="#ffffff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444cm" fo:min-width="2.1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88cm" fo:min-width="0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end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5.398cm" svg:x="7.35cm" svg:y="10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5.398cm" svg:x="14.335cm" svg:y="10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9.522cm" draw:transform="rotate (1.57830124257847) translate (6.402cm 10.8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6.353cm" draw:transform="rotate (1.57638138040128) translate (7.984cm 11.4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3cm" svg:height="3.175cm" svg:x="5.757cm" svg:y="7.69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3.493cm" svg:height="3.175cm" svg:x="7.979cm" svg:y="7.66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3.493cm" svg:height="3.175cm" svg:x="12.425cm" svg:y="7.66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3.493cm" svg:height="3.175cm" svg:x="10.202cm" svg:y="7.66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4.445cm" svg:height="1.587cm" svg:x="8.989cm" svg:y="14.0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999cm" svg:x="9.307cm" svg:y="15.2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999cm" svg:x="12.482cm" svg:y="15.2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9.468cm" svg:y="14.439cm">
          <text:p/>
          <draw:enhanced-geometry svg:viewBox="0 0 21600 21600" draw:path-stretchpoint-x="10800" draw:path-stretchpoint-y="10800" draw:text-areas="?f3 ?f4 ?f5 ?f6" draw:type="round-rectangle" draw:modifiers="10120.7547169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27cm" svg:height="0.635cm" svg:x="11.721cm" svg:y="14.417cm">
          <text:p/>
          <draw:enhanced-geometry svg:viewBox="0 0 21600 21600" draw:path-stretchpoint-x="10800" draw:path-stretchpoint-y="10800" draw:text-areas="?f3 ?f4 ?f5 ?f6" draw:type="round-rectangle" draw:modifiers="10120.7547169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842cm" svg:height="1.27cm" svg:x="9.279cm" svg:y="12.58cm">
          <text:p/>
          <draw:enhanced-geometry svg:viewBox="0 0 21600 21600" draw:mirror-vertical="true" draw:glue-points="?f6 10800 10800 21600 ?f5 10800 10800 0" draw:text-areas="?f3 ?f3 ?f4 ?f4" draw:type="trapezoid" draw:modifiers="2380.237345604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3" draw:layer="layout" svg:width="0.635cm" svg:height="7.626cm" draw:transform="rotate (1.5707963267949) translate (7.349cm 16.875cm)">
          <text:p/>
          <draw:enhanced-geometry svg:viewBox="0 0 21600 21600" draw:mirror-horizontal="true" draw:type="rectangle" draw:enhanced-path="M 0 0 L 21600 0 21600 21600 0 21600 0 0 Z N"/>
        </draw:custom-shape>
        <draw:g>
          <draw:line draw:style-name="gr10" draw:text-style-name="P4" draw:layer="layout" svg:x1="2.586cm" svg:y1="10.525cm" svg:x2="9.888cm" svg:y2="3.223cm">
            <text:p/>
          </draw:line>
          <draw:path draw:style-name="gr10" draw:text-style-name="P4" draw:layer="layout" svg:width="2.583cm" svg:height="2.017cm" draw:transform="skewX (-0.27070056698432) rotate (-2.35479822679075) translate (4.41045238586031cm 11.5534456549566cm)" svg:viewBox="0 0 2584 2018" svg:d="M0 2018c2019 2 2584-2018 2584-2018">
            <text:p/>
          </draw:path>
        </draw:g>
        <draw:g>
          <draw:line draw:style-name="gr10" draw:text-style-name="P4" draw:layer="layout" svg:x1="20.048cm" svg:y1="10.525cm" svg:x2="12.746cm" svg:y2="3.223cm">
            <text:p/>
          </draw:line>
          <draw:path draw:style-name="gr10" draw:text-style-name="P4" draw:layer="layout" svg:width="2.582cm" svg:height="2.018cm" draw:transform="skewX (0.270700566984321) rotate (2.35514729264115) translate (20.049cm 13.383cm)" svg:viewBox="0 0 2583 2019" svg:d="M2583 2019c-2019 1-2583-2019-2583-2019">
            <text:p/>
          </draw:path>
          <draw:line draw:style-name="gr10" draw:text-style-name="P4" draw:layer="layout" svg:x1="9.888cm" svg:y1="20.685cm" svg:x2="2.586cm" svg:y2="13.383cm">
            <text:p/>
          </draw:line>
          <draw:line draw:style-name="gr10" draw:text-style-name="P4" draw:layer="layout" svg:x1="12.746cm" svg:y1="20.685cm" svg:x2="20.048cm" svg:y2="13.383cm">
            <text:p/>
          </draw:line>
          <draw:path draw:style-name="gr10" draw:text-style-name="P4" draw:layer="layout" svg:width="2.583cm" svg:height="2.017cm" draw:transform="skewX (-0.27070056698432) rotate (-0.784001899995853) translate (10.9164456549566cm 18.8615476141397cm)" svg:viewBox="0 0 2584 2018" svg:d="M0 2018c2019 2 2584-2018 2584-2018">
            <text:p/>
          </draw:path>
          <draw:path draw:style-name="gr10" draw:text-style-name="P4" draw:layer="layout" svg:width="2.583cm" svg:height="2.017cm" draw:transform="skewX (0.270700566984321) rotate (-2.35776528651914) translate (12.746cm 3.223cm)" svg:viewBox="0 0 2584 2018" svg:d="M2584 2018c-2019 2-2584-2018-2584-2018">
            <text:p/>
          </draw:path>
        </draw:g>
      </draw:page>
      <draw:page draw:name="page2" draw:style-name="dp1" draw:master-page-name="Default">
        <draw:custom-shape draw:style-name="gr1" draw:text-style-name="P1" draw:layer="layout" svg:width="0.635cm" svg:height="5.398cm" svg:x="7.351cm" svg:y="10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5.398cm" svg:x="14.336cm" svg:y="10.8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6.353cm" draw:transform="rotate (1.57638138040128) translate (7.985cm 11.47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119cm" svg:height="7.626cm" draw:transform="rotate (1.5707963267949) translate (7.35cm 12.354cm)">
          <text:p/>
          <draw:enhanced-geometry svg:viewBox="0 0 21600 21600" draw:mirror-horizontal="true" draw:type="rectangle" draw:enhanced-path="M 0 0 L 21600 0 21600 21600 0 21600 0 0 Z N"/>
        </draw:custom-shape>
        <draw:g>
          <draw:g>
            <draw:path draw:style-name="gr10" draw:text-style-name="P4" draw:layer="layout" svg:width="2.583cm" svg:height="2.017cm" draw:transform="skewX (-0.270700566984321) rotate (-2.35479822679075) translate (3.4984523858603cm 13.7784456549566cm)" svg:viewBox="0 0 2584 2018" svg:d="M0 2018c2019 2 2584-2018 2584-2018">
              <text:p/>
            </draw:path>
          </draw:g>
          <draw:g>
            <draw:line draw:style-name="gr10" draw:text-style-name="P4" draw:layer="layout" svg:x1="1.674cm" svg:y1="12.747cm" svg:x2="8.976cm" svg:y2="5.445cm">
              <text:p/>
            </draw:line>
            <draw:g>
              <draw:line draw:style-name="gr10" draw:text-style-name="P4" draw:layer="layout" svg:x1="19.136cm" svg:y1="12.747cm" svg:x2="11.834cm" svg:y2="5.445cm">
                <text:p/>
              </draw:line>
              <draw:path draw:style-name="gr10" draw:text-style-name="P4" draw:layer="layout" svg:width="2.582cm" svg:height="2.018cm" draw:transform="skewX (0.270700566984321) rotate (2.35514729264115) translate (19.137cm 15.605cm)" svg:viewBox="0 0 2583 2019" svg:d="M2583 2019c-2019 1-2583-2019-2583-2019">
                <text:p/>
              </draw:path>
              <draw:line draw:style-name="gr10" draw:text-style-name="P4" draw:layer="layout" svg:x1="8.976cm" svg:y1="22.907cm" svg:x2="1.674cm" svg:y2="15.605cm">
                <text:p/>
              </draw:line>
              <draw:line draw:style-name="gr10" draw:text-style-name="P4" draw:layer="layout" svg:x1="11.834cm" svg:y1="22.907cm" svg:x2="19.136cm" svg:y2="15.605cm">
                <text:p/>
              </draw:line>
              <draw:path draw:style-name="gr10" draw:text-style-name="P4" draw:layer="layout" svg:width="2.583cm" svg:height="2.017cm" draw:transform="skewX (-0.27070056698432) rotate (-0.784001899995853) translate (10.0044456549566cm 21.0835476141397cm)" svg:viewBox="0 0 2584 2018" svg:d="M0 2018c2019 2 2584-2018 2584-2018">
                <text:p/>
              </draw:path>
              <draw:path draw:style-name="gr10" draw:text-style-name="P4" draw:layer="layout" svg:width="2.583cm" svg:height="2.017cm" draw:transform="skewX (0.27070056698432) rotate (-2.35776528651914) translate (11.834cm 5.445cm)" svg:viewBox="0 0 2584 2018" svg:d="M2584 2018c-2019 2-2584-2018-2584-2018">
                <text:p/>
              </draw:path>
            </draw:g>
          </draw:g>
        </draw:g>
        <draw:custom-shape draw:style-name="gr12" draw:text-style-name="P1" draw:layer="layout" svg:width="9.525cm" svg:height="4.127cm" svg:x="6.397cm" svg:y="6.7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635cm" svg:height="1.298cm" draw:transform="rotate (0.00575958653158129) translate (13.693cm 8.27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119cm" svg:height="7.626cm" draw:transform="rotate (1.5707963267949) translate (7.35cm 13.2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119cm" svg:height="7.626cm" draw:transform="rotate (1.5707963267949) translate (7.344cm 14.2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119cm" svg:height="7.626cm" draw:transform="rotate (1.5707963267949) translate (7.35cm 15.17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119cm" svg:height="7.626cm" draw:transform="rotate (1.5707963267949) translate (7.35cm 16.04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3" xml:id="id1" draw:id="id1" draw:layer="layout" svg:width="0.119cm" svg:height="3.381cm" draw:transform="rotate (1.5707963267949) translate (3.535cm 17.31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3" draw:layer="layout" svg:width="0.119cm" svg:height="4.445cm" draw:transform="rotate (1.5707963267949) translate (13.377cm 17.31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3" draw:layer="layout" svg:width="0.102cm" svg:height="1.239cm" draw:transform="skewX (0.652055008545082) rotate (1.43762770486773) translate (6.885cm 16.20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3" draw:layer="layout" svg:width="0.119cm" svg:height="1.159cm" draw:transform="skewX (0.65868725970266) rotate (1.43762770486773) translate (13.378cm 16.25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3" xml:id="id2" draw:id="id2" draw:layer="layout" svg:width="0.119cm" svg:height="4.445cm" draw:transform="rotate (1.5707963267949) translate (7.98cm 17.629cm)">
          <text:p/>
          <draw:enhanced-geometry svg:viewBox="0 0 21600 21600" draw:mirror-horizontal="true" draw:type="rectangle" draw:enhanced-path="M 0 0 L 21600 0 21600 21600 0 21600 0 0 Z N"/>
        </draw:custom-shape>
        <draw:connector draw:style-name="gr18" draw:text-style-name="P5" draw:layer="layout" draw:type="curve" svg:x1="6.917cm" svg:y1="17.251cm" svg:x2="7.981cm" svg:y2="17.569cm" draw:start-shape="id1" draw:end-shape="id2" svg:d="M6917 17251c798 0 266 318 1064 318" svg:viewBox="0 0 1065 319">
          <text:p/>
        </draw:connector>
        <draw:connector draw:style-name="gr18" draw:text-style-name="P5" draw:layer="layout" draw:type="curve" svg:x1="12.426cm" svg:y1="17.573cm" svg:x2="13.49cm" svg:y2="17.255cm" svg:d="M12426 17573c798 0 266-318 1064-318" svg:viewBox="0 0 1065 319">
          <text:p/>
        </draw:connector>
        <draw:custom-shape draw:style-name="gr19" draw:text-style-name="P1" draw:layer="layout" svg:width="3.81cm" svg:height="3.81cm" svg:x="8.302cm" svg:y="18.145cm">
          <text:p/>
          <draw:enhanced-geometry svg:viewBox="0 0 21600 21600" draw:glue-points="10800 0 3163 3163 0 10800 3163 18437 10800 21600 18437 18437 21600 10800 18437 3163" draw:text-areas="3163 3163 18437 18437" draw:type="ring" draw:modifiers="2131.094200997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0" draw:text-style-name="P6" draw:layer="layout" svg:width="4.128cm" svg:height="6.038cm" svg:x="9.09cm" svg:y="17.436cm">
          <draw:text-box>
            <text:p>E</text:p>
          </draw:text-box>
        </draw:frame>
      </draw:page>
      <draw:page draw:name="page3" draw:style-name="dp1" draw:master-page-name="Default">
        <draw:g>
          <draw:frame draw:style-name="gr21" draw:text-style-name="P7" draw:layer="layout" svg:width="9.754cm" svg:height="3.392cm" svg:x="5.346cm" svg:y="10.507cm">
            <draw:image xlink:href="Pictures/10000001000003080000010EF242FA39D3B03E0A.png" xlink:type="simple" xlink:show="embed" xlink:actuate="onLoad" draw:mime-type="image/png">
              <text:p/>
            </draw:image>
          </draw:frame>
          <draw:g>
            <draw:g>
              <draw:path draw:style-name="gr10" draw:text-style-name="P4" draw:layer="layout" svg:width="1.638cm" svg:height="1.28cm" draw:transform="skewX (-0.272271363311116) rotate (-2.35619449019235) translate (5.73588644272865cm 11.9559481326322cm)" svg:viewBox="0 0 1639 1281" svg:d="M0 1281c1281 0 1639-1281 1639-1281">
                <text:p/>
              </draw:path>
            </draw:g>
            <draw:g>
              <draw:line draw:style-name="gr10" draw:text-style-name="P4" draw:layer="layout" svg:x1="4.577cm" svg:y1="11.301cm" svg:x2="9.206cm" svg:y2="6.672cm">
                <text:p/>
              </draw:line>
              <draw:g>
                <draw:line draw:style-name="gr10" draw:text-style-name="P4" draw:layer="layout" svg:x1="15.647cm" svg:y1="11.301cm" svg:x2="11.018cm" svg:y2="6.672cm">
                  <text:p/>
                </draw:line>
                <draw:path draw:style-name="gr10" draw:text-style-name="P4" draw:layer="layout" svg:width="1.636cm" svg:height="1.28cm" draw:transform="skewX (0.271049632834719) rotate (2.35619449019235) translate (15.6484129831305cm 13.112979286782cm)" svg:viewBox="0 0 1637 1281" svg:d="M1637 1281c-1280 0-1637-1281-1637-1281">
                  <text:p/>
                </draw:path>
                <draw:line draw:style-name="gr10" draw:text-style-name="P4" draw:layer="layout" svg:x1="9.206cm" svg:y1="17.742cm" svg:x2="4.577cm" svg:y2="13.113cm">
                  <text:p/>
                </draw:line>
                <draw:line draw:style-name="gr10" draw:text-style-name="P4" draw:layer="layout" svg:x1="11.018cm" svg:y1="17.742cm" svg:x2="15.647cm" svg:y2="13.113cm">
                  <text:p/>
                </draw:line>
                <draw:path draw:style-name="gr10" draw:text-style-name="P4" draw:layer="layout" svg:width="1.64cm" svg:height="1.277cm" draw:transform="skewX (-0.272445896236315) rotate (-0.783129235369856) translate (9.85513304919425cm 16.5851014607737cm)" svg:viewBox="0 0 1641 1278" svg:d="M0 1278c1280 3 1641-1278 1641-1278">
                  <text:p/>
                </draw:path>
                <draw:path draw:style-name="gr10" draw:text-style-name="P4" draw:layer="layout" svg:width="1.635cm" svg:height="1.278cm" draw:transform="skewX (0.268780704807127) rotate (-2.35776528651914) translate (11.0183452914798cm 6.67158701686953cm)" svg:viewBox="0 0 1636 1279" svg:d="M1636 1279c-1280 2-1636-1279-1636-1279">
                  <text:p/>
                </draw:path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Looped Lao Regular" svg:font-family="'Noto Looped Lao Regular'" style:font-pitch="variable"/>
    <style:font-face style:name="Noto Looped Lao Regular1" svg:font-family="'Noto Looped Lao Regular'" style:font-adornments="Bold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Looped Lao Regular1" fo:font-family="'Noto Looped Lao Regular'" style:font-style-name="Bold" style:font-pitch="variable" fo:font-size="80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36:49.135470724</meta:creation-date>
    <dc:date>2025-08-01T11:15:20.371171685</dc:date>
    <meta:editing-duration>PT1H30M48S</meta:editing-duration>
    <meta:editing-cycles>3</meta:editing-cycles>
    <meta:generator>LibreOffice/7.4.7.2$Linux_X86_64 LibreOffice_project/40$Build-2</meta:generator>
    <meta:document-statistic meta:object-count="70"/>
  </office:meta>
</office:document-meta>
</file>